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0.457cm" fo:min-width="0.207cm" loext:decorative="false"/>
    </style:style>
    <style:style style:name="gr2" style:family="graphic" style:parent-style-name="standard">
      <style:graphic-properties draw:textarea-vertical-align="middle" draw:auto-grow-height="false" fo:min-height="0.25cm" fo:min-width="0cm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textarea-vertical-align="middle" draw:auto-grow-height="false" fo:min-height="0.083cm" fo:min-width="0cm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one" draw:style-name="gr1" draw:text-style-name="P1" draw:layer="layout" svg:width="0.999cm" svg:height="0.999cm" svg:x="13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position-x="10800" draw:handle-position-y="$0" draw:handle-range-y-minimum="14510" draw:handle-range-y-maximum="18520"/>
          </draw:enhanced-geometry>
        </draw:custom-shape>
        <draw:custom-shape draw:name="two" draw:style-name="gr2" draw:text-style-name="P1" draw:layer="layout" svg:width="0.999cm" svg:height="0.999cm" svg:x="7.5cm" svg:y="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<text:a xlink:href="#one" xlink:type="simple">hello</text:a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custom-shape draw:style-name="gr4" draw:text-style-name="P1" draw:layer="layout" svg:width="0.999cm" svg:height="0.999cm" svg:x="8.501cm" svg:y="7.501cm">
          <office:event-listeners>
            <presentation:event-listener script:event-name="dom:click" presentation:action="show" xlink:href="#two" xlink:type="simple" xlink:show="embed" xlink:actuate="onRequest"/>
          </office:event-listeners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1T18:12:08.587674555</meta:creation-date>
    <dc:date>2025-12-11T18:14:18.157896945</dc:date>
    <meta:editing-duration>PT2M10S</meta:editing-duration>
    <meta:editing-cycles>1</meta:editing-cycles>
    <meta:document-statistic meta:object-count="33"/>
    <meta:generator>LibreOffice/25.2.3.2$Linux_X86_64 LibreOffice_project/520$Build-2</meta:generator>
  </office:meta>
</office:document-meta>
</file>